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9cm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2" style:family="paragraph">
      <style:paragraph-properties fo:text-align="center"/>
      <style:text-properties fo:font-family="'Palatino Linotype'" style:font-family-generic="roman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cm" svg:height="1cm" svg:x="1cm" svg:y="8.5cm">
          <text:p text:style-name="P1"><text:span text:style-name="T1">V</text:span></text:p>
        </draw:rect>
        <draw:rect draw:style-name="gr1" draw:text-style-name="P2" draw:layer="layout" svg:width="1cm" svg:height="1cm" svg:x="2cm" svg:y="8.5cm">
          <text:p text:style-name="P1"><text:span text:style-name="T1">P</text:span></text:p>
        </draw:rect>
        <draw:rect draw:style-name="gr1" draw:text-style-name="P2" draw:layer="layout" svg:width="1cm" svg:height="1cm" svg:x="3cm" svg:y="8.5cm">
          <text:p text:style-name="P1"><text:span text:style-name="T1">X</text:span></text:p>
        </draw:rect>
        <draw:rect draw:style-name="gr1" draw:text-style-name="P2" draw:layer="layout" svg:width="2.5cm" svg:height="1cm" svg:x="4cm" svg:y="8.5cm">
          <text:p text:style-name="P1"><text:span text:style-name="T1">CC</text:span></text:p>
        </draw:rect>
        <draw:rect draw:style-name="gr1" draw:text-style-name="P2" draw:layer="layout" svg:width="1cm" svg:height="1cm" svg:x="6.5cm" svg:y="8.5cm">
          <text:p text:style-name="P1"><text:span text:style-name="T1">M</text:span></text:p>
        </draw:rect>
        <draw:rect draw:style-name="gr1" draw:text-style-name="P2" draw:layer="layout" svg:width="5.5cm" svg:height="1cm" svg:x="7.5cm" svg:y="8.5cm">
          <text:p text:style-name="P1"><text:span text:style-name="T1">PT</text:span></text:p>
        </draw:rect>
        <draw:rect draw:style-name="gr1" draw:text-style-name="P1" draw:layer="layout" svg:width="12cm" svg:height="1cm" svg:x="13cm" svg:y="8.5cm">
          <text:p text:style-name="P3"><text:span text:style-name="T1">Sequence Number</text:span></text:p>
        </draw:rect>
        <draw:rect draw:style-name="gr1" draw:text-style-name="P2" draw:layer="layout" svg:width="24cm" svg:height="1cm" svg:x="1cm" svg:y="9.5cm">
          <text:p text:style-name="P3"><text:span text:style-name="T1">Timestamp</text:span></text:p>
        </draw:rect>
        <draw:rect draw:style-name="gr1" draw:text-style-name="P2" draw:layer="layout" svg:width="24cm" svg:height="1cm" svg:x="1cm" svg:y="10.5cm">
          <text:p text:style-name="P3"><text:span text:style-name="T1">Synchronization Source Identifier (SSRC)</text:span></text:p>
        </draw:rect>
        <draw:rect draw:style-name="gr1" draw:text-style-name="P2" draw:layer="layout" svg:width="24cm" svg:height="3cm" svg:x="1cm" svg:y="11.5cm">
          <text:p text:style-name="P3"><text:span text:style-name="T1">Payload (Audio/Video-Segment)</text:span></text:p>
        </draw:rect>
        <draw:frame draw:style-name="gr2" draw:text-style-name="P4" draw:layer="layout" svg:width="1.081cm" svg:height="1.102cm" svg:x="0.919cm" svg:y="7.398cm">
          <draw:text-box>
            <text:p text:style-name="P4"><text:span text:style-name="T1">0</text:span></text:p>
          </draw:text-box>
        </draw:frame>
        <draw:frame draw:style-name="gr2" draw:text-style-name="P4" draw:layer="layout" svg:width="1.5cm" svg:height="1.102cm" svg:x="24cm" svg:y="7.398cm">
          <draw:text-box>
            <text:p text:style-name="P4"><text:span text:style-name="T1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21:53:49</meta:creation-date>
    <dc:creator>Thomas Plotkowiak</dc:creator>
    <dc:date>2008-05-03T21:59:41</dc:dat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